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P2" style:family="paragraph" style:parent-style-name="Standard">
      <style:paragraph-properties fo:line-height="200%" fo:text-align="start" style:justify-single-word="false"/>
      <style:text-properties fo:font-size="12pt" fo:font-weight="normal" officeooo:rsid="0025a275" officeooo:paragraph-rsid="0025a27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start" style:justify-single-word="false"/>
      <style:text-properties fo:font-size="12pt" fo:font-weight="normal" officeooo:rsid="0025a275" officeooo:paragraph-rsid="002a078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200%" fo:text-align="center" style:justify-single-word="false"/>
      <style:text-properties fo:font-size="12pt" officeooo:rsid="00236eba" officeooo:paragraph-rsid="0025a275" style:font-size-asian="12pt" style:font-size-complex="12pt"/>
    </style:style>
    <style:style style:name="P5" style:family="paragraph" style:parent-style-name="Standard">
      <style:paragraph-properties fo:line-height="200%" fo:text-align="start" style:justify-single-word="false"/>
      <style:text-properties fo:font-size="12pt" officeooo:rsid="00236eba" officeooo:paragraph-rsid="0025a275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font-weight="bold" officeooo:rsid="001e8505" officeooo:paragraph-rsid="001e8505" style:font-weight-asian="bold" style:font-weight-complex="bold"/>
    </style:style>
    <style:style style:name="T1" style:family="text">
      <style:text-properties officeooo:rsid="001ebdac"/>
    </style:style>
    <style:style style:name="T2" style:family="text">
      <style:text-properties officeooo:rsid="0025a275"/>
    </style:style>
    <style:style style:name="T3" style:family="text">
      <style:text-properties fo:font-weight="normal" officeooo:rsid="00255a53" style:font-weight-asian="normal" style:font-weight-complex="normal"/>
    </style:style>
    <style:style style:name="T4" style:family="text">
      <style:text-properties fo:font-weight="normal" officeooo:rsid="0025a275" style:font-weight-asian="normal" style:font-weight-complex="normal"/>
    </style:style>
    <style:style style:name="T5" style:family="text">
      <style:text-properties fo:font-weight="normal" officeooo:rsid="002840cb" style:font-weight-asian="normal" style:font-weight-complex="normal"/>
    </style:style>
    <style:style style:name="T6" style:family="text">
      <style:text-properties fo:font-weight="normal" officeooo:rsid="002a078f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5a275" style:font-weight-asian="bold" style:font-weight-complex="bold"/>
    </style:style>
    <style:style style:name="T9" style:family="text">
      <style:text-properties fo:font-weight="bold" officeooo:rsid="00277eaa" style:font-weight-asian="bold" style:font-weight-complex="bold"/>
    </style:style>
    <style:style style:name="T10" style:family="text">
      <style:text-properties officeooo:rsid="002a078f"/>
    </style:style>
    <style:style style:name="T11" style:family="text">
      <style:text-properties officeooo:rsid="002aa6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Introduction – </text:span><text:span text:style-name="T8">Continued </text:span><text:span text:style-name="T9">1</text:span></text:p>
      <text:p text:style-name="P5"><text:span text:style-name="T3">o</text:span><text:span text:style-name="T4">n Chicago’s North Side called the “Park West”. I had heard some o</text:span><text:span text:style-name="T5">f</text:span><text:span text:style-name="T4"> Watanabe’s songs on the radio, and I loved his sound. For some reason, they would not let me inside to see the show: I think that they served alcohol, so I was too young to legally enter. Luckily for me, they didn’t kick me out of the lobby </text:span><text:span text:style-name="T6">immediately</text:span><text:span text:style-name="T4">. </text:span><text:span text:style-name="T6">Sadao</text:span><text:span text:style-name="T4"> started to play, and I could hear him as clear as a bell: he sounded EXACTLY as good as he did on his records that I heard on the radio. I couldn’t believe what I was hearing!!! I didn’t know that it was possible to sound that good, or </text:span><text:span text:style-name="T6">to </text:span><text:span text:style-name="T4">play the saxophone that well.</text:span></text:p>
      <text:p text:style-name="P2">A couple of years later (around 1990 or so), I started going to jam sessions (even though I still had no idea how to play). One night, I went to the Sunday jam session at <text:span text:style-name="T7">Buddy Guy’s Legends</text:span>, a famous <text:span text:style-name="T10">blues</text:span> club near downtown Chicago. One night, <text:span text:style-name="T7">Buddy Guy</text:span> was the<text:span text:style-name="T11">re</text:span>. He could tell that I was very young and very nervous. He invited me up on stage to play a song with him. I was in absolute heaven!!! I had no idea what I was doing, but it was a great learning experience. </text:p>
      <text:p text:style-name="P3"><text:span text:style-name="T7">WBEZ</text:span> is a public radio station in Chicago. During the 1980s and 1990s, WBEZ played jazz every night during the evenings from about 7 pm to midnight, hosted by Chicago radio personality <text:span text:style-name="T7">Larry Smith</text:span> (1928-2011). I listened to Smith’s show religiously. Every once in awhile, WBEZ would have on-air jam sessions. One night, Larry Smith said “I<text:span text:style-name="T10">f</text:span> you play, bring your horn to the studio and join the jam session”. <text:s/>I was incredibly excited at the opportunity to see Larry Smith’s program live, so <text:span text:style-name="T10">I</text:span> grabbed my Bundy student alto saxophone, and took public transportation to WBEZ’s studio in downtown Chicago. To get to the studio, you had to climb up A LOT of stairs, and I couldn’t believe how tiny the studio was. There, in the flesh, was Larry Smith. There were about 4 or 5 musicians standing in a circle waiting for their turn to solo into a single microphone <text:span text:style-name="T10">on </text:span>a stand <text:span text:style-name="T10">in the middle of the room</text:span>. The rhythm section was a pianist, a drummer, and a bass player. I listened as a group of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in" style:auto-text-indent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MP2" style:family="paragraph" style:parent-style-name="Table_20_Contents">
      <style:paragraph-properties fo:text-align="end" style:justify-single-word="false"/>
      <style:text-properties fo:font-weight="bold" officeooo:rsid="001e8505" officeooo:paragraph-rsid="001e8505" style:font-weight-asian="bold" style:font-weight-complex="bold"/>
    </style:style>
    <style:style style:name="MT1" style:family="text">
      <style:text-properties officeooo:rsid="001ebdac"/>
    </style:style>
    <style:style style:name="MT2" style:family="text">
      <style:text-properties officeooo:rsid="0025a27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row table:style-name="TableLine94910059730368">
            <table:table-cell table:style-name="Table1.A1" office:value-type="string">
              <text:p text:style-name="MP2">Page 000<text:span text:style-name="MT1">0</text:span><text:span text:style-name="MT2">c</text:span></text:p>
            </table:table-cell>
          </table:table-row>
          <table:table-row table:style-name="TableLine94910059989632">
            <table:table-cell table:style-name="Table1.A1" office:value-type="string">
              <text:p text:style-name="MP1">Saxtalk.com Daily Saxophone Etudes Volume 1 – Eb Edition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23:43:33.211732531</meta:creation-date>
    <dc:date>2021-08-23T17:33:50.468218934</dc:date>
    <meta:editing-duration>PT33M22S</meta:editing-duration>
    <meta:editing-cycles>10</meta:editing-cycles>
    <meta:generator>LibreOffice/7.1.5.2$Linux_X86_64 LibreOffice_project/10$Build-2</meta:generator>
    <meta:document-statistic meta:table-count="1" meta:image-count="0" meta:object-count="0" meta:page-count="1" meta:paragraph-count="6" meta:word-count="404" meta:character-count="2146" meta:non-whitespace-character-count="1743"/>
  </office:meta>
</office:document-meta>
</file>